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6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E-Projekt: Servermanager für Serverdienste auf Debiansystemen im lokalen Netzwerk</text:p>
      <text:p text:style-name="Standard"/>
      <text:p text:style-name="P1">Protokoll: Besprechung 06.Februar 2012</text:p>
      <text:p text:style-name="P1"/>
      <text:p text:style-name="P1"/>
      <text:p text:style-name="P2"><text:span text:style-name="T1">Anwesend</text:span>: </text:p>
      <text:p text:style-name="P2">tt, tg, fm, pt</text:p>
      <text:p text:style-name="P2"/>
      <text:p text:style-name="P2"><text:span text:style-name="T1">Kurzbeschreibung</text:span>: </text:p>
      <text:p text:style-name="P2">Erklärung der Funktionsweise von Multithreading.</text:p>
      <text:p text:style-name="P2">Erläuterung des bis jetzt entstandenen Java-Codes.</text:p>
      <text:p text:style-name="P2">Idee des Command-Objektes.</text:p>
      <text:p text:style-name="P2"/>
      <text:p text:style-name="P2"><text:span text:style-name="T1">Command-Objekt</text:span>:</text:p>
      <text:p text:style-name="P2">- Informationen aus dem XML-Befehl java-intern als Command-Objekt speichern</text:p>
      <text:p text:style-name="P2"/>
      <text:p text:style-name="P2">Java-Code:</text:p>
      <text:list xml:id="list368611210" text:style-name="L1">
        <text:list-item>
          <text:p text:style-name="P6">besteht aus mehreren Klassen, von denen fast alle von Thread erben</text:p>
        </text:list-item>
        <text:list-item>
          <text:p text:style-name="P6">Programmverwaltung: Administration, Main</text:p>
        </text:list-item>
        <text:list-item>
          <text:p text:style-name="P6">Kommunikation: Communication, InputThread, ServerSocketThread, OutputThread</text:p>
        </text:list-item>
        <text:list-item>
          <text:p text:style-name="P6">Verarbeitung: Worker</text:p>
        </text:list-item>
      </text:list>
      <text:p text:style-name="P2"/>
      <text:p text:style-name="P2">Ablauf:</text:p>
      <text:p text:style-name="P2"/>
      <text:p text:style-name="P2"><text:span text:style-name="T1">Main</text:span>:</text:p>
      <text:list xml:id="list734493238" text:style-name="L2">
        <text:list-item>
          <text:p text:style-name="P7">startet Administartions-Thread</text:p>
        </text:list-item>
        <text:list-item>
          <text:p text:style-name="P7"/>
        </text:list-item>
      </text:list>
      <text:p text:style-name="P2"/>
      <text:p text:style-name="P2"><text:span text:style-name="T1">Administration</text:span>:</text:p>
      <text:list xml:id="list600432696" text:style-name="L3">
        <text:list-item>
          <text:p text:style-name="P8">legt einen ArrayList&lt;String&gt; an (die Task-Liste) → wird von allen weiteren Objekten referenziert</text:p>
        </text:list-item>
        <text:list-item>
          <text:p text:style-name="P8">startet Communication-Thread (übergibt Referenz auf Task-Liste)</text:p>
        </text:list-item>
        <text:list-item>
          <text:p text:style-name="P8">startet Worker-Thread(übergibt Referenz auf Task-Liste und Communication-Objekt)</text:p>
        </text:list-item>
      </text:list>
      <text:p text:style-name="P2"/>
      <text:p text:style-name="P2"><text:span text:style-name="T2">Communication</text:span>:</text:p>
      <text:list xml:id="list834806872" text:style-name="L4">
        <text:list-item>
          <text:p text:style-name="P9">startet InputThread (horcht auf eingehende Nachrichten)</text:p>
        </text:list-item>
        <text:list-item>
          <text:p text:style-name="P9">wenn von außen gefordert, öffnet OutputThread zum Senden von Nachrichten</text:p>
        </text:list-item>
      </text:list>
      <text:p text:style-name="P2"/>
      <text:p text:style-name="P3">InputThread:<text:span text:style-name="T3"> </text:span></text:p>
      <text:list xml:id="list210504973" text:style-name="L5">
        <text:list-item>
          <text:p text:style-name="P10">wenn eine Nachricht ankommt, wird ein ServerSocketThread geöffnet, der die Nachricht an die Task-liste anhängt</text:p>
        </text:list-item>
      </text:list>
      <text:p text:style-name="P4"/>
      <text:p text:style-name="P3">Worker<text:span text:style-name="T3">:</text:span></text:p>
      <text:list xml:id="list1191180421" text:style-name="L6">
        <text:list-item>
          <text:p text:style-name="P11">pollt alle 10 Sekunden die Task-Liste und gibt ihre aktuellen Elemente auf dem Bildschirm aus</text:p>
        </text:list-item>
      </text:list>
      <text:p text:style-name="P4"/>
      <text:p text:style-name="P4">Das Programm befindet sich in einem rudimentären Status und ist lediglich als Skelett für die richtigen Programme gedach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2-02-14T18:39:28</meta:creation-date>
    <dc:date>2012-02-14T19:38:29</dc:date>
    <dc:creator>user </dc:creator>
    <meta:editing-duration>PT38M23S</meta:editing-duration>
    <meta:editing-cycles>10</meta:editing-cycles>
    <meta:generator>LibreOffice/3.4$Unix LibreOffice_project/340m1$Build-402</meta:generator>
    <meta:document-statistic meta:table-count="0" meta:image-count="0" meta:object-count="0" meta:page-count="1" meta:paragraph-count="30" meta:word-count="175" meta:character-count="1382" meta:non-whitespace-character-count="1246"/>
  </office:meta>
</office:document-meta>
</file>